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1DB20000125098C778B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963cm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P4" style:family="paragraph">
      <style:paragraph-properties fo:text-align="end" style:writing-mode="rl-tb"/>
      <style:text-properties fo:font-size="6pt" style:font-size-asian="6pt" style:font-size-complex="6pt"/>
    </style:style>
    <style:style style:name="P5" style:family="paragraph">
      <style:paragraph-properties fo:text-align="end" style:writing-mode="rl-tb"/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T1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29cm" svg:height="3.81cm" svg:x="3.937cm" svg:y="0.762cm">
          <draw:image xlink:href="Pictures/2000000100001DB20000125098C778BC.svm" xlink:type="simple" xlink:show="embed" xlink:actuate="onLoad">
            <text:p/>
          </draw:image>
        </draw:frame>
        <draw:frame draw:style-name="gr2" draw:text-style-name="P3" draw:layer="layout" svg:width="1.383cm" svg:height="0.582cm" svg:x="4.064cm" svg:y="0.815cm">
          <draw:text-box>
            <text:p text:style-name="P2"><text:span text:style-name="T1">موجودہ حال</text:span></text:p>
          </draw:text-box>
        </draw:frame>
        <draw:frame draw:style-name="gr2" draw:text-style-name="P3" draw:layer="layout" svg:width="1.154cm" svg:height="0.582cm" svg:x="5.461cm" svg:y="0.815cm">
          <draw:text-box>
            <text:p text:style-name="P2"><text:span text:style-name="T1">اگلا حال</text:span></text:p>
          </draw:text-box>
        </draw:frame>
        <draw:frame draw:style-name="gr3" draw:text-style-name="P5" draw:layer="layout" svg:width="1.778cm" svg:height="0.582cm" svg:x="6.604cm" svg:y="0.815cm">
          <draw:text-box>
            <text:p text:style-name="P4"><text:span text:style-name="T1">درآمدی مساوات</text:span></text:p>
          </draw:text-box>
        </draw:frame>
        <draw:frame draw:style-name="gr3" draw:text-style-name="P5" xml:id="id2" draw:id="id2" draw:layer="layout" svg:width="2.54cm" svg:height="1.244cm" svg:x="0.635cm" svg:y="2.032cm">
          <draw:text-box>
            <text:p text:style-name="P4"><text:span text:style-name="T1">موجودہ قیمت صفر جبکہ اگلی قیمت ایک ہے۔لہٰذا درآمد ایک رکھنا ہو گا</text:span></text:p>
          </draw:text-box>
          <draw:glue-point draw:id="4" svg:x="3.5cm" svg:y="-2.958cm"/>
          <draw:glue-point draw:id="5" svg:x="3.5cm" svg:y="0.104cm"/>
          <draw:glue-point draw:id="6" svg:x="3.5cm" svg:y="3.167cm"/>
        </draw:frame>
        <draw:custom-shape draw:style-name="gr4" draw:text-style-name="P1" xml:id="id1" draw:id="id1" draw:layer="layout" svg:width="0.635cm" svg:height="0.381cm" svg:x="4.826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0.635cm" svg:height="0.381cm" svg:x="6.223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draw:line-skew="0.882cm 0.697cm" svg:x1="4.826cm" svg:y1="1.969cm" svg:x2="2.794cm" svg:y2="2.287cm" draw:start-shape="id1" draw:start-glue-point="6" draw:end-shape="id2" draw:end-glue-point="4" svg:d="m4826 1969c84 0 70 130-459 188s-1573 43-1573 130">
          <text:p/>
        </draw:connector>
        <draw:connector draw:style-name="gr5" draw:text-style-name="P1" draw:layer="layout" draw:type="curve" svg:x1="6.316cm" svg:y1="2.104cm" svg:x2="2.794cm" svg:y2="2.666cm" draw:start-shape="id3" draw:start-glue-point="7" draw:end-shape="id2" draw:end-glue-point="5" svg:d="m6316 2104c0 375-1174 562-3522 562">
          <text:p/>
        </draw:connector>
        <draw:connector draw:style-name="gr5" draw:text-style-name="P1" draw:layer="layout" draw:type="curve" svg:x1="2.766cm" svg:y1="3.054cm" svg:x2="7.713cm" svg:y2="2.104cm" draw:end-shape="id4" draw:end-glue-point="7" svg:d="m2766 3054c0-295 4947 179 4947-950">
          <text:p/>
        </draw:connector>
        <draw:custom-shape draw:style-name="gr4" draw:text-style-name="P1" xml:id="id4" draw:id="id4" draw:layer="layout" svg:width="0.635cm" svg:height="0.381cm" svg:x="7.62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01T17:30:30</dc:date>
    <dc:creator>kkk </dc:creator>
    <meta:generator>LibreOffice/3.3$Linux LibreOffice_project/330m19$Build-401</meta:generator>
    <meta:editing-duration>PT3H3M44S</meta:editing-duration>
    <meta:editing-cycles>21</meta:editing-cycles>
    <meta:document-statistic meta:object-count="11"/>
  </office:meta>
</office:document-meta>
</file>